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a76c" officeooo:paragraph-rsid="001fa76c"/>
    </style:style>
    <style:style style:name="P2" style:family="paragraph" style:parent-style-name="Standard">
      <style:text-properties officeooo:paragraph-rsid="001fa76c"/>
    </style:style>
    <style:style style:name="P3" style:family="paragraph" style:parent-style-name="Standard">
      <style:text-properties officeooo:paragraph-rsid="0020aea0"/>
    </style:style>
    <style:style style:name="T1" style:family="text">
      <style:text-properties officeooo:rsid="001fa76c"/>
    </style:style>
    <style:style style:name="T2" style:family="text">
      <style:text-properties fo:font-style="italic"/>
    </style:style>
    <style:style style:name="T3" style:family="text">
      <style:text-properties fo:font-style="italic" fo:font-weight="normal" style:font-weight-asian="normal" style:font-weight-complex="normal"/>
    </style:style>
    <style:style style:name="T4" style:family="text">
      <style:text-properties fo:language="en" fo:country="US" fo:font-style="italic"/>
    </style:style>
    <style:style style:name="T5" style:family="text">
      <style:text-properties officeooo:rsid="0020aea0"/>
    </style:style>
    <style:style style:name="T6" style:family="text">
      <style:text-properties style:text-position="super 58%" officeooo:rsid="0020aea0"/>
    </style:style>
    <style:style style:name="T7" style:family="text">
      <style:text-properties style:text-position="0% 100%" officeooo:rsid="0020aea0"/>
    </style:style>
    <style:style style:name="T8" style:family="text">
      <style:text-properties officeooo:rsid="002132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bert Stanik śr 15:15 - 16:55 235508<text:tab/><text:tab/><text:tab/><text:tab/><text:tab/> <text:s text:c="6"/>Termin do 28.03.2018</text:p>
      <text:p text:style-name="P1"/>
      <text:p text:style-name="P1"/>
      <text:p text:style-name="P1"><text:tab/></text:p>
      <text:p text:style-name="P1"/>
      <text:p text:style-name="P2"><text:span text:style-name="T1"><text:tab/>W projekcie zostały zaimplementowane trzy algorytmy sortowania, są to: sortowanie szybkie(</text:span><text:span text:style-name="T3">quicksort</text:span><text:span text:style-name="T1">), sortowanie przez scalanie(</text:span><text:span text:style-name="T4">merge sort</text:span><text:span text:style-name="T1">) oraz sortowanie introspektywne (</text:span><text:span text:style-name="T2">introspective sort</text:span><text:span text:style-name="T1">). Implementacja oparta jest na materiałach dostępnych w internecie. W celu poprawnej kompilacji programu trzeba użyć standardu -stdc++11. Programy zostały zrealizowane zgodnie z instrukcją. W celu weryfikacji poprawności sortowania program został zmieniony w sposób taki że elementy tablicy zostały wyświetlone i sprawdzone w sposób wizualny, oraz powstała funkcja która sprawdza poprawność sortowania. </text:span></text:p>
      <text:p text:style-name="P2"/>
      <text:p text:style-name="P3"><text:tab/><text:span text:style-name="T5">Sortowanie szybkie został zaimplementowany metodą ograniczającą rekursje, dzięki temu została ograniczona złożoność pamięciowa z O(n) do O(log n), przez co algorytm działa szybciej.</text:span></text:p>
      <text:p text:style-name="P3"><text:span text:style-name="T5">Algorytm działa na zasadzie „dziel i zwyciężaj”. Średnia złożoność obliczeniowa wynosi O(nlog n), a pesymistyczna O(</text:span><text:span text:style-name="T7">n</text:span><text:span text:style-name="T6">2</text:span><text:span text:style-name="T5">). Podczas implementacji pivot celowo został umieszczony na samym końcu w celu pokazania najgorszego przypadku, oraz ułatwienia analizy sortowania introspektywnego. </text:span></text:p>
      <text:p text:style-name="P3"/>
      <text:p text:style-name="P3"><text:tab/> <text:span text:style-name="T5">Sortowanie przez scalanie podobnie jak sortownie szybkie działa na zasadzie „dziel i zwyciężaj”. Posiada złożoność obliczeniową O(nlog n), i to niezależnie od ułożenia elementów na tablicy. Złożoność pamięciowa wynosi O(n). </text:span></text:p>
      <text:p text:style-name="P3"/>
      <text:p text:style-name="P3"><text:tab/><text:span text:style-name="T8">Sortowanie introspektywne jest złożona z dwóch sortowań. Wykorzystuje dzielenie tablicy na dwie części z sortowania szybkiego, oraz inny algorytm sortowania z złożonością obliczeniową O(nlog n), w tym przypadku sortowanie przez kopcowanie. Taki zabieg powoduje że ilość rekurencji potrzebnych w najgorszym przypadku sortowania szybkiego zostaje wyeliminowany. Dzięki temu złożoność obliczeniowa jest równa O(nlog n).</text:span></text:p>
      <text:p text:style-name="P3"/>
      <text:p text:style-name="P3"/>
      <text:p text:style-name="P3"/>
      <text:p text:style-name="P3"/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0:56:56.170239658</meta:creation-date>
    <dc:date>2018-04-24T12:54:39.117465955</dc:date>
    <meta:editing-duration>PT1H16M3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222" meta:character-count="1774" meta:non-whitespace-character-count="1537"/>
  </office:meta>
</office:document-meta>
</file>